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-color="#ffd320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fo:font-weight="bold" style:font-weight-asian="bold" style:font-weight-complex="bold"/>
    </style:style>
    <style:style style:name="gr1" style:family="graphic">
      <style:graphic-properties svg:stroke-width="0.0398in" draw:marker-start-width="0.2555in" draw:marker-end="Arrow" draw:marker-end-width="0.1181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398in" fo:min-width="0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d320" draw:textarea-horizontal-align="justify" draw:textarea-vertical-align="middle" draw:auto-grow-height="false" fo:min-height="1.8811in" fo:min-width="0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3811in" fo:min-width="1.4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d320" draw:textarea-horizontal-align="justify" draw:textarea-vertical-align="middle" draw:auto-grow-height="false" fo:min-height="0.3602in" fo:min-width="0.2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193in" draw:marker-start="Arrow" draw:marker-start-width="0.0783in" draw:marker-end="Arrow" draw:marker-end-width="0.0783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Forme1" draw:style-name="gr1" draw:text-style-name="P1" svg:x1="-0.1484in" svg:y1="2.8071in" svg:x2="2.0496in" svg:y2="2.8071in"><text:p/></draw:line><draw:line text:anchor-type="paragraph" draw:z-index="1" draw:name="Forme1" draw:style-name="gr1" draw:text-style-name="P1" svg:x1="3.1016in" svg:y1="2.7965in" svg:x2="5.2996in" svg:y2="2.7965in"><text:p/></draw:line><draw:line text:anchor-type="paragraph" draw:z-index="2" draw:name="Forme1" draw:style-name="gr1" draw:text-style-name="P1" svg:x1="-0.1488in" svg:y1="2.8071in" svg:x2="-0.1591in" svg:y2="0.3591in"><text:p/></draw:line><draw:line text:anchor-type="paragraph" draw:z-index="3" draw:name="Forme1" draw:style-name="gr1" draw:text-style-name="P1" svg:x1="3.1016in" svg:y1="2.7965in" svg:x2="3.1016in" svg:y2="0.3173in"><text:p/></draw:line><draw:frame text:anchor-type="paragraph" draw:z-index="4" draw:name="Forme2" draw:style-name="gr2" draw:text-style-name="P2" svg:width="0.9898in" svg:height="0.2921in" svg:x="-0.6484in" svg:y="0.1508in"><draw:text-box><text:p>Débit (Byte/S)</text:p></draw:text-box></draw:frame><draw:frame text:anchor-type="paragraph" draw:z-index="5" draw:name="Forme2" draw:style-name="gr3" draw:text-style-name="P2" svg:width="1.0106in" svg:height="0.2087in" svg:x="2.6118in" svg:y="0.1508in"><draw:text-box><text:p>Débit (Byte/S)</text:p></draw:text-box></draw:frame><draw:frame text:anchor-type="paragraph" draw:z-index="6" draw:name="Forme2" draw:style-name="gr4" draw:text-style-name="P3" svg:width="0.7713in" svg:height="0.2504in" svg:x="2.0492in" svg:y="2.7236in"><draw:text-box><text:p><text:span text:style-name="T1">Temps (S)</text:span></text:p></draw:text-box></draw:frame><draw:frame text:anchor-type="paragraph" draw:z-index="7" draw:name="Forme2" draw:style-name="gr5" draw:text-style-name="P3" svg:width="0.7606in" svg:height="0.1925in" svg:x="5.3307in" svg:y="2.6508in"><draw:text-box><text:p><text:span text:style-name="T1">Temps (S)</text:span></text:p></draw:text-box></draw:frame><draw:custom-shape text:anchor-type="paragraph" draw:z-index="8" draw:name="Forme4" draw:style-name="gr6" svg:width="0.8232in" svg:height="0.2398in" svg:x="0.011in" svg:y="2.5154in"><text:p><text:span text:style-name="T2"><text:s/></text:span><text:span text:style-name="T3"><text:s/></text:span><text:span text:style-name="T3">Utilisateur 1</text:span></text:p><draw:enhanced-geometry svg:viewBox="0 0 21600 21600" draw:type="rectangle" draw:enhanced-path="M 0 0 L 21600 0 21600 21600 0 21600 0 0 Z N"/></draw:custom-shape><draw:custom-shape text:anchor-type="paragraph" draw:z-index="9" draw:name="Forme4" draw:style-name="gr7" draw:text-style-name="P4" svg:width="0.8295in" svg:height="1.8815in" svg:x="0.9008in" svg:y="0.8591in"><text:p><text:span text:style-name="T2"><text:s text:c="4"/></text:span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3"><text:s text:c="2"/></text:span><text:span text:style-name="T3">Utilisateur2</text:span></text:p><draw:enhanced-geometry svg:viewBox="0 0 21600 21600" draw:type="rectangle" draw:enhanced-path="M 0 0 L 21600 0 21600 21600 0 21600 0 0 Z N"/></draw:custom-shape><draw:custom-shape text:anchor-type="paragraph" draw:z-index="10" draw:name="Forme4" draw:style-name="gr8" svg:width="1.4177in" svg:height="0.3815in" svg:x="3.2925in" svg:y="2.3484in"><text:p><text:span text:style-name="T2"><text:s text:c="6"/></text:span><text:span text:style-name="T3"><text:s/></text:span><text:span text:style-name="T3">Utilisateur 1</text:span></text:p><draw:enhanced-geometry svg:viewBox="0 0 21600 21600" draw:type="rectangle" draw:enhanced-path="M 0 0 L 21600 0 21600 21600 0 21600 0 0 Z N"/></draw:custom-shape><draw:custom-shape text:anchor-type="paragraph" draw:z-index="11" draw:name="Forme4" draw:style-name="gr9" draw:text-style-name="P4" svg:width="0.2394in" svg:height="0.3606in" svg:x="4.772in" svg:y="2.3484in"><text:p><text:span text:style-name="T3"><text:s/></text:span><text:span text:style-name="T3">Ut2</text:span></text:p><draw:enhanced-geometry svg:viewBox="0 0 21600 21600" draw:type="rectangle" draw:enhanced-path="M 0 0 L 21600 0 21600 21600 0 21600 0 0 Z N"/></draw:custom-shape><draw:frame text:anchor-type="paragraph" draw:z-index="12" draw:name="Forme2" draw:style-name="gr10" draw:text-style-name="P5" svg:width="1.1252in" svg:height="0.2398in" svg:x="0.4138in" svg:y="3.2028in"><draw:text-box><text:p><text:span text:style-name="T5">Time Fairness</text:span></text:p></draw:text-box></draw:frame><draw:frame text:anchor-type="paragraph" draw:z-index="13" draw:name="Forme2" draw:style-name="gr11" draw:text-style-name="P5" svg:width="1.313in" svg:height="0.2713in" svg:x="3.6846in" svg:y="3.2134in"><draw:text-box><text:p><text:span text:style-name="T5">Access Fairness</text:span></text:p></draw:text-box></draw:frame><draw:frame text:anchor-type="paragraph" draw:z-index="14" draw:name="Forme2" draw:style-name="gr5" draw:text-style-name="P3" svg:width="0.3752in" svg:height="0.1925in" svg:x="2.7161in" svg:y="2.2083in"><draw:text-box><text:p><text:span text:style-name="T1">16/9</text:span></text:p></draw:text-box></draw:frame><draw:frame text:anchor-type="paragraph" draw:z-index="15" draw:name="Forme2" draw:style-name="gr5" draw:text-style-name="P3" svg:width="0.1252in" svg:height="0.1925in" svg:x="-0.3465in" svg:y="2.4217in"><draw:text-box><text:p><text:span text:style-name="T1">1</text:span></text:p></draw:text-box></draw:frame><draw:line text:anchor-type="paragraph" draw:z-index="16" draw:name="Forme3" draw:style-name="gr12" draw:text-style-name="P1" svg:x1="-0.1484in" svg:y1="2.0154in" svg:x2="-0.0441in" svg:y2="2.0154in"><text:p/></draw:line><draw:line text:anchor-type="paragraph" draw:z-index="17" draw:name="Forme3" draw:style-name="gr12" draw:text-style-name="P1" svg:x1="-0.1591in" svg:y1="2.4945in" svg:x2="-0.0547in" svg:y2="2.4945in"><text:p/></draw:line><draw:line text:anchor-type="paragraph" draw:z-index="18" draw:name="Forme3" draw:style-name="gr12" draw:text-style-name="P1" svg:x1="-0.1484in" svg:y1="2.2339in" svg:x2="-0.0441in" svg:y2="2.2339in"><text:p/></draw:line><draw:line text:anchor-type="paragraph" draw:z-index="19" draw:name="Forme3" draw:style-name="gr12" draw:text-style-name="P6" svg:x1="-0.1594in" svg:y1="1.7965in" svg:x2="-0.0543in" svg:y2="1.7965in"><text:p/></draw:line><draw:line text:anchor-type="paragraph" draw:z-index="20" draw:name="Forme3" draw:style-name="gr12" draw:text-style-name="P1" svg:x1="-0.1484in" svg:y1="1.5571in" svg:x2="-0.0441in" svg:y2="1.5571in"><text:p/></draw:line><draw:line text:anchor-type="paragraph" draw:z-index="21" draw:name="Forme3" draw:style-name="gr12" draw:text-style-name="P1" svg:x1="-0.1484in" svg:y1="1.2965in" svg:x2="-0.0441in" svg:y2="1.2965in"><text:p/></draw:line><draw:line text:anchor-type="paragraph" draw:z-index="22" draw:name="Forme3" draw:style-name="gr12" draw:text-style-name="P1" svg:x1="-0.1484in" svg:y1="1.0882in" svg:x2="-0.0441in" svg:y2="1.0882in"><text:p/></draw:line><draw:line text:anchor-type="paragraph" draw:z-index="23" draw:name="Forme3" draw:style-name="gr12" draw:text-style-name="P1" svg:x1="-0.1484in" svg:y1="0.8693in" svg:x2="-0.0441in" svg:y2="0.8693in"><text:p/></draw:line><draw:frame text:anchor-type="paragraph" draw:z-index="24" draw:name="Forme2" draw:style-name="gr5" draw:text-style-name="P3" svg:width="0.1252in" svg:height="0.1925in" svg:x="-0.3673in" svg:y="0.7445in"><draw:text-box><text:p><text:span text:style-name="T1">8</text:span></text:p></draw:text-box></draw:frame><draw:line text:anchor-type="paragraph" draw:z-index="25" draw:name="Forme3" draw:style-name="gr12" draw:text-style-name="P1" svg:x1="3.1016in" svg:y1="2.3484in" svg:x2="3.2059in" svg:y2="2.3484in"><text:p/></draw:line><draw:line text:anchor-type="paragraph" draw:z-index="26" draw:name="Forme3" draw:style-name="gr12" draw:text-style-name="P1" svg:x1="3.1016in" svg:y1="2.3484in" svg:x2="3.2059in" svg:y2="2.3484in"><text:p/></draw:line><draw:line text:anchor-type="paragraph" draw:z-index="27" draw:name="Forme3" draw:style-name="gr12" draw:text-style-name="P1" svg:x1="3.1016in" svg:y1="2.3484in" svg:x2="3.2059in" svg:y2="2.3484in"><text:p/></draw:line><draw:line text:anchor-type="paragraph" draw:z-index="28" draw:name="Forme3" draw:style-name="gr12" draw:text-style-name="P1" svg:x1="3.1016in" svg:y1="2.5362in" svg:x2="3.2059in" svg:y2="2.5362in"><text:p/></draw:line><draw:frame text:anchor-type="paragraph" draw:z-index="29" draw:name="Forme2" draw:style-name="gr5" draw:text-style-name="P3" svg:width="0.1252in" svg:height="0.1925in" svg:x="2.9035in" svg:y="2.4528in"><draw:text-box><text:p><text:span text:style-name="T1">1</text:span></text:p></draw:text-box></draw:frame><draw:frame text:anchor-type="paragraph" draw:z-index="30" draw:name="Forme5" draw:style-name="gr13" draw:text-style-name="P7" svg:width="0.8024in" svg:height="0.1606in" svg:x="-0.0055in" svg:y="3.0217in"><draw:text-box><text:p><text:span text:style-name="T4">1/2 <text:s/>Seconde</text:span></text:p></draw:text-box></draw:frame><draw:frame text:anchor-type="paragraph" draw:z-index="31" draw:name="Forme5" draw:style-name="gr13" draw:text-style-name="P7" svg:width="0.8024in" svg:height="0.1606in" svg:x="0.9555in" svg:y="3.0425in"><draw:text-box><text:p><text:span text:style-name="T4">1/2 <text:s/>Seconde</text:span></text:p></draw:text-box></draw:frame><draw:frame text:anchor-type="paragraph" draw:z-index="32" draw:name="Forme5" draw:style-name="gr13" draw:text-style-name="P7" svg:width="0.8024in" svg:height="0.1606in" svg:x="3.6819in" svg:y="2.9661in"><draw:text-box><text:p><text:span text:style-name="T4">8/9 <text:s/>Seconde</text:span></text:p></draw:text-box></draw:frame><draw:frame text:anchor-type="paragraph" draw:z-index="33" draw:name="Forme5" draw:style-name="gr13" draw:text-style-name="P7" svg:width="0.8024in" svg:height="0.1606in" svg:x="4.7409in" svg:y="2.9547in"><draw:text-box><text:p><text:span text:style-name="T4">1/9 <text:s/>Seconde</text:span></text:p></draw:text-box></draw:frame><draw:line text:anchor-type="paragraph" draw:z-index="34" draw:name="Forme6" draw:style-name="gr14" draw:text-style-name="P1" svg:x1="4.7409in" svg:y1="2.9028in" svg:x2="5.0909in" svg:y2="2.9028in"><text:p/></draw:line><draw:line text:anchor-type="paragraph" draw:z-index="35" draw:name="Forme6" draw:style-name="gr14" draw:text-style-name="P1" svg:x1="3.3028in" svg:y1="2.9035in" svg:x2="4.7409in" svg:y2="2.9028in"><text:p/></draw:line><draw:line text:anchor-type="paragraph" draw:z-index="36" draw:name="Forme6" draw:style-name="gr14" draw:text-style-name="P1" svg:x1="0.9071in" svg:y1="2.9756in" svg:x2="1.7579in" svg:y2="2.9756in"><text:p/></draw:line><draw:line text:anchor-type="paragraph" draw:z-index="37" draw:name="Forme6" draw:style-name="gr14" draw:text-style-name="P1" svg:x1="0.0008in" svg:y1="2.9654in" svg:x2="0.8409in" svg:y2="2.965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0866in" fo:page-height="3.8189in" style:num-format="1" style:print-orientation="portrait" fo:margin-top="0in" fo:margin-bottom="0in" fo:margin-left="0.7083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8:17:11.930466998</meta:creation-date>
    <dc:date>2017-12-23T15:41:13.499952943</dc:date>
    <meta:editing-duration>PT8M46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